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4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AN 2023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BANDEIR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4" office:value-type="string" calcext:value-type="string">
            <text:p>Soma de VALOR LÍQUIDO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22.55" calcext:value-type="currency">
            <text:p>R$ 1.822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63.43" calcext:value-type="currency">
            <text:p>R$ 1.663,4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66.02" calcext:value-type="currency">
            <text:p>R$ 766,0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8.17" calcext:value-type="currency">
            <text:p>R$ 668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46.05" calcext:value-type="currency">
            <text:p>R$ 646,0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25.68" calcext:value-type="currency">
            <text:p>R$ 625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46.65" calcext:value-type="currency">
            <text:p>R$ 546,6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97" calcext:value-type="currency">
            <text:p>R$ 497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9.46" calcext:value-type="currency">
            <text:p>R$ 449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16.96" calcext:value-type="currency">
            <text:p>R$ 416,9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5.8" calcext:value-type="currency">
            <text:p>R$ 245,8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2" calcext:value-type="currency">
            <text:p>R$ 122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2.04" calcext:value-type="currency">
            <text:p>R$ 92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0.9" calcext:value-type="currency">
            <text:p>R$ 60,9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7.78" calcext:value-type="currency">
            <text:p>R$ 27,7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6" calcext:value-type="currency">
            <text:p>R$ 19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.71" calcext:value-type="currency">
            <text:p>R$ 29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7.06" calcext:value-type="currency">
            <text:p>R$ 57,0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.48" calcext:value-type="currency">
            <text:p>R$ 25,4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2.98" calcext:value-type="currency">
            <text:p>R$ 232,9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.56" calcext:value-type="currency">
            <text:p>R$ 21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71.21" calcext:value-type="currency">
            <text:p>R$ 271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1.22" calcext:value-type="currency">
            <text:p>R$ 211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4.22" calcext:value-type="currency">
            <text:p>R$ 194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4.49" calcext:value-type="currency">
            <text:p>R$ 184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5.04" calcext:value-type="currency">
            <text:p>R$ 175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5.12" calcext:value-type="currency">
            <text:p>R$ 145,1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9.72" calcext:value-type="currency">
            <text:p>R$ 129,7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1.14" calcext:value-type="currency">
            <text:p>R$ 81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7.39" calcext:value-type="currency">
            <text:p>R$ 67,3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4.75" calcext:value-type="currency">
            <text:p>R$ 64,7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6.69" calcext:value-type="currency">
            <text:p>R$ 46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14" calcext:value-type="currency">
            <text:p>R$ 42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.55" calcext:value-type="currency">
            <text:p>R$ 34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.46" calcext:value-type="currency">
            <text:p>R$ 26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.74" calcext:value-type="currency">
            <text:p>R$ 12,7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8" calcext:value-type="currency">
            <text:p>R$ 42,8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.2" calcext:value-type="currency">
            <text:p>R$ 39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.34" calcext:value-type="currency">
            <text:p>R$ 16,3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1.2" calcext:value-type="currency">
            <text:p>R$ 201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6.86" calcext:value-type="currency">
            <text:p>R$ 96,8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21" calcext:value-type="currency">
            <text:p>R$ 42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.5" calcext:value-type="currency">
            <text:p>R$ 24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.76" calcext:value-type="currency">
            <text:p>R$ 11,7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2.31" calcext:value-type="currency">
            <text:p>R$ 352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2.1" calcext:value-type="currency">
            <text:p>R$ 262,1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6.04" calcext:value-type="currency">
            <text:p>R$ 136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1.65" calcext:value-type="currency">
            <text:p>R$ 131,6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7.11" calcext:value-type="currency">
            <text:p>R$ 47,1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2.31" calcext:value-type="currency">
            <text:p>R$ 262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6.03" calcext:value-type="currency">
            <text:p>R$ 176,0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0.13" calcext:value-type="currency">
            <text:p>R$ 90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6.64" calcext:value-type="currency">
            <text:p>R$ 86,6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4.41" calcext:value-type="currency">
            <text:p>R$ 84,4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43.09" calcext:value-type="currency">
            <text:p>R$ 843,0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17.23" calcext:value-type="currency">
            <text:p>R$ 817,2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57.49" calcext:value-type="currency">
            <text:p>R$ 757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13.36" calcext:value-type="currency">
            <text:p>R$ 613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36.94" calcext:value-type="currency">
            <text:p>R$ 436,9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3.98" calcext:value-type="currency">
            <text:p>R$ 423,9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3.45" calcext:value-type="currency">
            <text:p>R$ 393,4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75.4" calcext:value-type="currency">
            <text:p>R$ 375,4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8.9" calcext:value-type="currency">
            <text:p>R$ 298,9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3.5" calcext:value-type="currency">
            <text:p>R$ 253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3.57" calcext:value-type="currency">
            <text:p>R$ 183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7.22" calcext:value-type="currency">
            <text:p>R$ 157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3.41" calcext:value-type="currency">
            <text:p>R$ 73,4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0.81" calcext:value-type="currency">
            <text:p>R$ 50,8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14" calcext:value-type="currency">
            <text:p>R$ 42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2" calcext:value-type="currency">
            <text:p>R$ 19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7.74" calcext:value-type="currency">
            <text:p>R$ 107,7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0.95" calcext:value-type="currency">
            <text:p>R$ 100,9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7.07" calcext:value-type="currency">
            <text:p>R$ 57,0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.19" calcext:value-type="currency">
            <text:p>R$ 20,1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1.12" calcext:value-type="currency">
            <text:p>R$ 141,1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7.67" calcext:value-type="currency">
            <text:p>R$ 127,6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2.82" calcext:value-type="currency">
            <text:p>R$ 82,8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6.53" calcext:value-type="currency">
            <text:p>R$ 36,5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.52" calcext:value-type="currency">
            <text:p>R$ 29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7.41" calcext:value-type="currency">
            <text:p>R$ 97,4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2.01" calcext:value-type="currency">
            <text:p>R$ 72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.97" calcext:value-type="currency">
            <text:p>R$ 16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2.81" calcext:value-type="currency">
            <text:p>R$ 72,8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.52" calcext:value-type="currency">
            <text:p>R$ 29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42.09" calcext:value-type="currency">
            <text:p>R$ 1.642,0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25.18" calcext:value-type="currency">
            <text:p>R$ 1.025,1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98.08" calcext:value-type="currency">
            <text:p>R$ 998,0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84.33" calcext:value-type="currency">
            <text:p>R$ 584,3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28.45" calcext:value-type="currency">
            <text:p>R$ 528,4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04.35" calcext:value-type="currency">
            <text:p>R$ 504,3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78.49" calcext:value-type="currency">
            <text:p>R$ 478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59.72" calcext:value-type="currency">
            <text:p>R$ 459,7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7.1" calcext:value-type="currency">
            <text:p>R$ 427,1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16.49" calcext:value-type="currency">
            <text:p>R$ 316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6.57" calcext:value-type="currency">
            <text:p>R$ 286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7.17" calcext:value-type="currency">
            <text:p>R$ 207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9.83" calcext:value-type="currency">
            <text:p>R$ 199,8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0.55" calcext:value-type="currency">
            <text:p>R$ 160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7.91" calcext:value-type="currency">
            <text:p>R$ 97,9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1.27" calcext:value-type="currency">
            <text:p>R$ 41,2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0.22" calcext:value-type="currency">
            <text:p>R$ 40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.18" calcext:value-type="currency">
            <text:p>R$ 35,1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2.2" calcext:value-type="currency">
            <text:p>R$ 262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5.55" calcext:value-type="currency">
            <text:p>R$ 215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1.53" calcext:value-type="currency">
            <text:p>R$ 181,5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2.69" calcext:value-type="currency">
            <text:p>R$ 32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.15" calcext:value-type="currency">
            <text:p>R$ 17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22.36" calcext:value-type="currency">
            <text:p>R$ 922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06.53" calcext:value-type="currency">
            <text:p>R$ 306,5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9.24" calcext:value-type="currency">
            <text:p>R$ 269,2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9.2" calcext:value-type="currency">
            <text:p>R$ 199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4.83" calcext:value-type="currency">
            <text:p>R$ 64,8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85.36" calcext:value-type="currency">
            <text:p>R$ 485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0.65" calcext:value-type="currency">
            <text:p>R$ 140,6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7.63" calcext:value-type="currency">
            <text:p>R$ 37,6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.52" calcext:value-type="currency">
            <text:p>R$ 23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5.09" calcext:value-type="currency">
            <text:p>R$ 135,0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1.04" calcext:value-type="currency">
            <text:p>R$ 121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6.72" calcext:value-type="currency">
            <text:p>R$ 106,7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0.77" calcext:value-type="currency">
            <text:p>R$ 60,7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.34" calcext:value-type="currency">
            <text:p>R$ 34,3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.12" calcext:value-type="currency">
            <text:p>R$ 21,1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11.16" calcext:value-type="currency">
            <text:p>R$ 711,1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32.55" calcext:value-type="currency">
            <text:p>R$ 632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54.78" calcext:value-type="currency">
            <text:p>R$ 554,7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69.25" calcext:value-type="currency">
            <text:p>R$ 469,2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21.15" calcext:value-type="currency">
            <text:p>R$ 321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05.15" calcext:value-type="currency">
            <text:p>R$ 305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9.36" calcext:value-type="currency">
            <text:p>R$ 299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5.06" calcext:value-type="currency">
            <text:p>R$ 245,0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7.11" calcext:value-type="currency">
            <text:p>R$ 207,1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1.57" calcext:value-type="currency">
            <text:p>R$ 151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0.2" calcext:value-type="currency">
            <text:p>R$ 110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7.97" calcext:value-type="currency">
            <text:p>R$ 97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1.81" calcext:value-type="currency">
            <text:p>R$ 91,8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.17" calcext:value-type="currency">
            <text:p>R$ 66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.79" calcext:value-type="currency">
            <text:p>R$ 28,7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.56" calcext:value-type="currency">
            <text:p>R$ 21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.56" calcext:value-type="currency">
            <text:p>R$ 16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.4" calcext:value-type="currency">
            <text:p>R$ 14,4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05.27" calcext:value-type="currency">
            <text:p>R$ 405,2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5.64" calcext:value-type="currency">
            <text:p>R$ 115,6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7.68" calcext:value-type="currency">
            <text:p>R$ 57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5.57" calcext:value-type="currency">
            <text:p>R$ 55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table:number-columns-repeated="5"/>
          <table:table-cell table:style-name="ce3" table:number-columns-repeated="2"/>
          <table:table-cell table:number-columns-repeated="5"/>
          <table:table-cell table:style-name="ce6" table:number-columns-repeated="14"/>
        </table:table-row>
        <table:table-row table:style-name="ro1">
          <table:table-cell table:style-name="ce3" table:number-columns-repeated="5"/>
          <table:table-cell table:style-name="ce1" office:value-type="string" calcext:value-type="string">
            <text:p>TOTAL</text:p>
          </table:table-cell>
          <table:table-cell table:style-name="ce4" table:formula="of:=SUM([#REF!])" office:value-type="string" office:string-value="" calcext:value-type="error">
            <text:p>#REF!</text:p>
          </table:table-cell>
          <table:table-cell table:number-columns-repeated="5"/>
          <table:table-cell table:style-name="ce6" table:number-columns-repeated="14"/>
        </table:table-row>
        <table:table-row table:style-name="ro1" table:number-rows-repeated="472">
          <table:table-cell table:style-name="ce2" table:number-columns-repeated="6"/>
          <table:table-cell table:style-name="ce5"/>
          <table:table-cell table:number-columns-repeated="5"/>
          <table:table-cell table:style-name="ce6" table:number-columns-repeated="14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FEV 2023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BANDEIR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4" office:value-type="string" calcext:value-type="string">
            <text:p>Soma de VALOR LÍQUIDO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4.7" calcext:value-type="currency">
            <text:p>R$ 244,7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7.39" calcext:value-type="currency">
            <text:p>R$ 77,3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6.82" calcext:value-type="currency">
            <text:p>R$ 76,8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.46" calcext:value-type="currency">
            <text:p>R$ 34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.68" calcext:value-type="currency">
            <text:p>R$ 15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0.34" calcext:value-type="currency">
            <text:p>R$ 40,3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.07" calcext:value-type="currency">
            <text:p>R$ 23,0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.58" calcext:value-type="currency">
            <text:p>R$ 10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3.69" calcext:value-type="currency">
            <text:p>R$ 263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6.12" calcext:value-type="currency">
            <text:p>R$ 246,1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Ston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9" calcext:value-type="currency">
            <text:p>R$ 79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2.15" calcext:value-type="currency">
            <text:p>R$ 62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2.83" calcext:value-type="currency">
            <text:p>R$ 32,8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68" calcext:value-type="currency">
            <text:p>R$ 19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-79" calcext:value-type="currency">
            <text:p>-R$ 79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Ston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-79" calcext:value-type="currency">
            <text:p>-R$ 79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29.42" calcext:value-type="currency">
            <text:p>R$ 1.329,4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83.64" calcext:value-type="currency">
            <text:p>R$ 783,6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7.67" calcext:value-type="currency">
            <text:p>R$ 667,6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8.31" calcext:value-type="currency">
            <text:p>R$ 448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5.13" calcext:value-type="currency">
            <text:p>R$ 395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79.69" calcext:value-type="currency">
            <text:p>R$ 379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8.42" calcext:value-type="currency">
            <text:p>R$ 288,4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6.59" calcext:value-type="currency">
            <text:p>R$ 286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4.55" calcext:value-type="currency">
            <text:p>R$ 204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1.21" calcext:value-type="currency">
            <text:p>R$ 201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9.4" calcext:value-type="currency">
            <text:p>R$ 189,4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2.76" calcext:value-type="currency">
            <text:p>R$ 182,7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4.97" calcext:value-type="currency">
            <text:p>R$ 94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.72" calcext:value-type="currency">
            <text:p>R$ 66,7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.17" calcext:value-type="currency">
            <text:p>R$ 66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24" calcext:value-type="currency">
            <text:p>R$ 18,2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6.8" calcext:value-type="currency">
            <text:p>R$ 176,8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5.63" calcext:value-type="currency">
            <text:p>R$ 125,6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0.59" calcext:value-type="currency">
            <text:p>R$ 40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.46" calcext:value-type="currency">
            <text:p>R$ 26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7.79" calcext:value-type="currency">
            <text:p>R$ 67,7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27" calcext:value-type="currency">
            <text:p>R$ 18,2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27" calcext:value-type="currency">
            <text:p>R$ 18,2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9.5" calcext:value-type="currency">
            <text:p>R$ 99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9.6" calcext:value-type="currency">
            <text:p>R$ 79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.01" calcext:value-type="currency">
            <text:p>R$ 44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.6" calcext:value-type="currency">
            <text:p>R$ 24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.38" calcext:value-type="currency">
            <text:p>R$ 15,3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95.68" calcext:value-type="currency">
            <text:p>R$ 495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1.14" calcext:value-type="currency">
            <text:p>R$ 121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6.08" calcext:value-type="currency">
            <text:p>R$ 56,0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0.38" calcext:value-type="currency">
            <text:p>R$ 40,3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Hip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.6" calcext:value-type="currency">
            <text:p>R$ 33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.97" calcext:value-type="currency">
            <text:p>R$ 25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" calcext:value-type="currency">
            <text:p>R$ 24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05.43" calcext:value-type="currency">
            <text:p>R$ 505,4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5.13" calcext:value-type="currency">
            <text:p>R$ 425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1.3" calcext:value-type="currency">
            <text:p>R$ 351,3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6.4" calcext:value-type="currency">
            <text:p>R$ 336,4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5.68" calcext:value-type="currency">
            <text:p>R$ 285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6.84" calcext:value-type="currency">
            <text:p>R$ 256,8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9.3" calcext:value-type="currency">
            <text:p>R$ 209,3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9.02" calcext:value-type="currency">
            <text:p>R$ 149,0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0.33" calcext:value-type="currency">
            <text:p>R$ 120,3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0.58" calcext:value-type="currency">
            <text:p>R$ 80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4.49" calcext:value-type="currency">
            <text:p>R$ 74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4" calcext:value-type="currency">
            <text:p>R$ 64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1.95" calcext:value-type="currency">
            <text:p>R$ 51,9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21" calcext:value-type="currency">
            <text:p>R$ 42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2.59" calcext:value-type="currency">
            <text:p>R$ 32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.91" calcext:value-type="currency">
            <text:p>R$ 25,9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4.08" calcext:value-type="currency">
            <text:p>R$ 104,0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6.7" calcext:value-type="currency">
            <text:p>R$ 76,7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8.26" calcext:value-type="currency">
            <text:p>R$ 68,2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7.01" calcext:value-type="currency">
            <text:p>R$ 47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.66" calcext:value-type="currency">
            <text:p>R$ 11,6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3.42" calcext:value-type="currency">
            <text:p>R$ 243,4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0.35" calcext:value-type="currency">
            <text:p>R$ 130,3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7.58" calcext:value-type="currency">
            <text:p>R$ 117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0.56" calcext:value-type="currency">
            <text:p>R$ 80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4.03" calcext:value-type="currency">
            <text:p>R$ 74,0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4.46" calcext:value-type="currency">
            <text:p>R$ 154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8.59" calcext:value-type="currency">
            <text:p>R$ 138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3.36" calcext:value-type="currency">
            <text:p>R$ 63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5.25" calcext:value-type="currency">
            <text:p>R$ 45,2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.13" calcext:value-type="currency">
            <text:p>R$ 34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64.61" calcext:value-type="currency">
            <text:p>R$ 564,6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71.86" calcext:value-type="currency">
            <text:p>R$ 471,8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9.71" calcext:value-type="currency">
            <text:p>R$ 429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7.99" calcext:value-type="currency">
            <text:p>R$ 397,9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9.87" calcext:value-type="currency">
            <text:p>R$ 219,8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2.32" calcext:value-type="currency">
            <text:p>R$ 192,3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9.01" calcext:value-type="currency">
            <text:p>R$ 179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7.4" calcext:value-type="currency">
            <text:p>R$ 177,4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3.44" calcext:value-type="currency">
            <text:p>R$ 163,4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2.31" calcext:value-type="currency">
            <text:p>R$ 132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7.32" calcext:value-type="currency">
            <text:p>R$ 127,3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9.94" calcext:value-type="currency">
            <text:p>R$ 119,9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5.34" calcext:value-type="currency">
            <text:p>R$ 95,3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8.74" calcext:value-type="currency">
            <text:p>R$ 88,7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2.92" calcext:value-type="currency">
            <text:p>R$ 82,9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1.14" calcext:value-type="currency">
            <text:p>R$ 71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.81" calcext:value-type="currency">
            <text:p>R$ 66,8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6.53" calcext:value-type="currency">
            <text:p>R$ 46,5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93" calcext:value-type="currency">
            <text:p>R$ 42,9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.2" calcext:value-type="currency">
            <text:p>R$ 39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0.04" calcext:value-type="currency">
            <text:p>R$ 30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.52" calcext:value-type="currency">
            <text:p>R$ 29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.68" calcext:value-type="currency">
            <text:p>R$ 15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2.28" calcext:value-type="currency">
            <text:p>R$ 212,2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13" calcext:value-type="currency">
            <text:p>R$ 19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.31" calcext:value-type="currency">
            <text:p>R$ 17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0.85" calcext:value-type="currency">
            <text:p>R$ 140,8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7.78" calcext:value-type="currency">
            <text:p>R$ 87,7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.97" calcext:value-type="currency">
            <text:p>R$ 25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.5" calcext:value-type="currency">
            <text:p>R$ 24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17.59" calcext:value-type="currency">
            <text:p>R$ 1.217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2.73" calcext:value-type="currency">
            <text:p>R$ 392,7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21.01" calcext:value-type="currency">
            <text:p>R$ 321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4.37" calcext:value-type="currency">
            <text:p>R$ 294,3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6.22" calcext:value-type="currency">
            <text:p>R$ 286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7.99" calcext:value-type="currency">
            <text:p>R$ 257,9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26.22" calcext:value-type="currency">
            <text:p>R$ 226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5.28" calcext:value-type="currency">
            <text:p>R$ 215,2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1.99" calcext:value-type="currency">
            <text:p>R$ 91,9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8.51" calcext:value-type="currency">
            <text:p>R$ 68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3.13" calcext:value-type="currency">
            <text:p>R$ 53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1.82" calcext:value-type="currency">
            <text:p>R$ 51,8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.2" calcext:value-type="currency">
            <text:p>R$ 39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.47" calcext:value-type="currency">
            <text:p>R$ 17,4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7.41" calcext:value-type="currency">
            <text:p>R$ 97,4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2.81" calcext:value-type="currency">
            <text:p>R$ 72,8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5.18" calcext:value-type="currency">
            <text:p>R$ 55,1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.9" calcext:value-type="currency">
            <text:p>R$ 39,9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.23" calcext:value-type="currency">
            <text:p>R$ 33,2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table:number-columns-repeated="5"/>
          <table:table-cell table:style-name="ce3" table:number-columns-repeated="2"/>
          <table:table-cell table:number-columns-repeated="5"/>
          <table:table-cell table:style-name="ce6" table:number-columns-repeated="14"/>
        </table:table-row>
        <table:table-row table:style-name="ro1">
          <table:table-cell table:style-name="ce3" table:number-columns-repeated="5"/>
          <table:table-cell table:style-name="ce1" office:value-type="string" calcext:value-type="string">
            <text:p>TOTAL</text:p>
          </table:table-cell>
          <table:table-cell table:style-name="ce4" table:formula="of:=SUM([#REF!])" office:value-type="string" office:string-value="" calcext:value-type="error">
            <text:p>#REF!</text:p>
          </table:table-cell>
          <table:table-cell table:number-columns-repeated="5"/>
          <table:table-cell table:style-name="ce6" table:number-columns-repeated="14"/>
        </table:table-row>
        <table:table-row table:style-name="ro1" table:number-rows-repeated="472">
          <table:table-cell table:style-name="ce2" table:number-columns-repeated="6"/>
          <table:table-cell table:style-name="ce5"/>
          <table:table-cell table:number-columns-repeated="5"/>
          <table:table-cell table:style-name="ce6" table:number-columns-repeated="14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MAR 2023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BANDEIR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4" office:value-type="string" calcext:value-type="string">
            <text:p>Soma de VALOR LÍQUIDO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55.69" calcext:value-type="currency">
            <text:p>R$ 455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6.21" calcext:value-type="currency">
            <text:p>R$ 286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8.57" calcext:value-type="currency">
            <text:p>R$ 148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4.22" calcext:value-type="currency">
            <text:p>R$ 94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2.67" calcext:value-type="currency">
            <text:p>R$ 72,6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.5" calcext:value-type="currency">
            <text:p>R$ 33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9.22" calcext:value-type="currency">
            <text:p>R$ 139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5.56" calcext:value-type="currency">
            <text:p>R$ 85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8.21" calcext:value-type="currency">
            <text:p>R$ 48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1.48" calcext:value-type="currency">
            <text:p>R$ 41,4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8.91" calcext:value-type="currency">
            <text:p>R$ 98,9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2.58" calcext:value-type="currency">
            <text:p>R$ 82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2.15" calcext:value-type="currency">
            <text:p>R$ 52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3.29" calcext:value-type="currency">
            <text:p>R$ 43,2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6.26" calcext:value-type="currency">
            <text:p>R$ 36,2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Ston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-79" calcext:value-type="currency">
            <text:p>-R$ 79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44.05" calcext:value-type="currency">
            <text:p>R$ 944,0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58.01" calcext:value-type="currency">
            <text:p>R$ 458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4.03" calcext:value-type="currency">
            <text:p>R$ 444,0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6.39" calcext:value-type="currency">
            <text:p>R$ 356,3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06.04" calcext:value-type="currency">
            <text:p>R$ 306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27.17" calcext:value-type="currency">
            <text:p>R$ 227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5.53" calcext:value-type="currency">
            <text:p>R$ 205,5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5.74" calcext:value-type="currency">
            <text:p>R$ 175,7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6.33" calcext:value-type="currency">
            <text:p>R$ 146,3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1.04" calcext:value-type="currency">
            <text:p>R$ 131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0.32" calcext:value-type="currency">
            <text:p>R$ 120,3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1.93" calcext:value-type="currency">
            <text:p>R$ 101,9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5.44" calcext:value-type="currency">
            <text:p>R$ 95,4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0.43" calcext:value-type="currency">
            <text:p>R$ 80,4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2.71" calcext:value-type="currency">
            <text:p>R$ 72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8.07" calcext:value-type="currency">
            <text:p>R$ 48,0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5.17" calcext:value-type="currency">
            <text:p>R$ 75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23" calcext:value-type="currency">
            <text:p>R$ 19,2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1.43" calcext:value-type="currency">
            <text:p>R$ 111,4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6.05" calcext:value-type="currency">
            <text:p>R$ 46,0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.46" calcext:value-type="currency">
            <text:p>R$ 26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2.38" calcext:value-type="currency">
            <text:p>R$ 162,3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3.29" calcext:value-type="currency">
            <text:p>R$ 153,2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7.06" calcext:value-type="currency">
            <text:p>R$ 27,0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6" calcext:value-type="currency">
            <text:p>R$ 19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75.54" calcext:value-type="currency">
            <text:p>R$ 775,5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17.54" calcext:value-type="currency">
            <text:p>R$ 617,5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82.51" calcext:value-type="currency">
            <text:p>R$ 582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3.59" calcext:value-type="currency">
            <text:p>R$ 343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1.99" calcext:value-type="currency">
            <text:p>R$ 191,9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5.51" calcext:value-type="currency">
            <text:p>R$ 165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4.79" calcext:value-type="currency">
            <text:p>R$ 104,7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9.44" calcext:value-type="currency">
            <text:p>R$ 89,4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3.31" calcext:value-type="currency">
            <text:p>R$ 83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7.73" calcext:value-type="currency">
            <text:p>R$ 77,7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5.27" calcext:value-type="currency">
            <text:p>R$ 75,2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0.51" calcext:value-type="currency">
            <text:p>R$ 60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8.62" calcext:value-type="currency">
            <text:p>R$ 38,6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4.45" calcext:value-type="currency">
            <text:p>R$ 94,4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.84" calcext:value-type="currency">
            <text:p>R$ 28,8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.6" calcext:value-type="currency">
            <text:p>R$ 24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6.15" calcext:value-type="currency">
            <text:p>R$ 106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0.47" calcext:value-type="currency">
            <text:p>R$ 60,4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3.13" calcext:value-type="currency">
            <text:p>R$ 53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6.26" calcext:value-type="currency">
            <text:p>R$ 36,2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.92" calcext:value-type="currency">
            <text:p>R$ 26,9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8.91" calcext:value-type="currency">
            <text:p>R$ 248,9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4.79" calcext:value-type="currency">
            <text:p>R$ 214,7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.22" calcext:value-type="currency">
            <text:p>R$ 44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.03" calcext:value-type="currency">
            <text:p>R$ 29,0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71.87" calcext:value-type="currency">
            <text:p>R$ 271,8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5.56" calcext:value-type="currency">
            <text:p>R$ 105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3.03" calcext:value-type="currency">
            <text:p>R$ 53,0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5.97" calcext:value-type="currency">
            <text:p>R$ 45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7.29" calcext:value-type="currency">
            <text:p>R$ 37,2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57.89" calcext:value-type="currency">
            <text:p>R$ 557,8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84.77" calcext:value-type="currency">
            <text:p>R$ 484,7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0.51" calcext:value-type="currency">
            <text:p>R$ 390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85.52" calcext:value-type="currency">
            <text:p>R$ 385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1.7" calcext:value-type="currency">
            <text:p>R$ 351,7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3.79" calcext:value-type="currency">
            <text:p>R$ 293,7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6.17" calcext:value-type="currency">
            <text:p>R$ 286,1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5.73" calcext:value-type="currency">
            <text:p>R$ 285,7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0.27" calcext:value-type="currency">
            <text:p>R$ 260,2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6.51" calcext:value-type="currency">
            <text:p>R$ 216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3.67" calcext:value-type="currency">
            <text:p>R$ 203,6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3.15" calcext:value-type="currency">
            <text:p>R$ 163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1.48" calcext:value-type="currency">
            <text:p>R$ 141,4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2.67" calcext:value-type="currency">
            <text:p>R$ 132,6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1.92" calcext:value-type="currency">
            <text:p>R$ 121,9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9.08" calcext:value-type="currency">
            <text:p>R$ 209,0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4.8" calcext:value-type="currency">
            <text:p>R$ 54,8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.48" calcext:value-type="currency">
            <text:p>R$ 25,4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64.44" calcext:value-type="currency">
            <text:p>R$ 364,4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1.62" calcext:value-type="currency">
            <text:p>R$ 81,6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7.24" calcext:value-type="currency">
            <text:p>R$ 37,2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.57" calcext:value-type="currency">
            <text:p>R$ 35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45" calcext:value-type="currency">
            <text:p>R$ 18,4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0" calcext:value-type="currency">
            <text:p>R$ 150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8.85" calcext:value-type="currency">
            <text:p>R$ 88,8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3.36" calcext:value-type="currency">
            <text:p>R$ 53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2.73" calcext:value-type="currency">
            <text:p>R$ 42,7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5.91" calcext:value-type="currency">
            <text:p>R$ 35,9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.55" calcext:value-type="currency">
            <text:p>R$ 34,5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6.29" calcext:value-type="currency">
            <text:p>R$ 86,2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8.35" calcext:value-type="currency">
            <text:p>R$ 38,3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.51" calcext:value-type="currency">
            <text:p>R$ 34,5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.61" calcext:value-type="currency">
            <text:p>R$ 23,6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.7" calcext:value-type="currency">
            <text:p>R$ 14,7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64.54" calcext:value-type="currency">
            <text:p>R$ 1.464,5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98.3" calcext:value-type="currency">
            <text:p>R$ 898,3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12.76" calcext:value-type="currency">
            <text:p>R$ 812,7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3.44" calcext:value-type="currency">
            <text:p>R$ 443,4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66.5" calcext:value-type="currency">
            <text:p>R$ 366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6.67" calcext:value-type="currency">
            <text:p>R$ 346,6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3.13" calcext:value-type="currency">
            <text:p>R$ 283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0.54" calcext:value-type="currency">
            <text:p>R$ 260,5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8.77" calcext:value-type="currency">
            <text:p>R$ 168,7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6.82" calcext:value-type="currency">
            <text:p>R$ 136,8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6.5" calcext:value-type="currency">
            <text:p>R$ 136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8.79" calcext:value-type="currency">
            <text:p>R$ 128,7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3.7" calcext:value-type="currency">
            <text:p>R$ 83,7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8.16" calcext:value-type="currency">
            <text:p>R$ 68,1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.23" calcext:value-type="currency">
            <text:p>R$ 66,2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0.47" calcext:value-type="currency">
            <text:p>R$ 50,4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4.22" calcext:value-type="currency">
            <text:p>R$ 124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1.82" calcext:value-type="currency">
            <text:p>R$ 41,8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.89" calcext:value-type="currency">
            <text:p>R$ 17,8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.94" calcext:value-type="currency">
            <text:p>R$ 13,9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1.47" calcext:value-type="currency">
            <text:p>R$ 191,4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5.13" calcext:value-type="currency">
            <text:p>R$ 65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7.11" calcext:value-type="currency">
            <text:p>R$ 47,1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AmericanExpress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2.3" calcext:value-type="currency">
            <text:p>R$ 22,3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23" calcext:value-type="currency">
            <text:p>R$ 19,2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0.74" calcext:value-type="currency">
            <text:p>R$ 290,7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1.24" calcext:value-type="currency">
            <text:p>R$ 91,2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9.6" calcext:value-type="currency">
            <text:p>R$ 89,6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0.22" calcext:value-type="currency">
            <text:p>R$ 70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5.33" calcext:value-type="currency">
            <text:p>R$ 65,3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4.11" calcext:value-type="currency">
            <text:p>R$ 134,1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6.57" calcext:value-type="currency">
            <text:p>R$ 56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8.07" calcext:value-type="currency">
            <text:p>R$ 48,0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8.42" calcext:value-type="currency">
            <text:p>R$ 28,4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table:number-columns-repeated="5"/>
          <table:table-cell table:style-name="ce3" table:number-columns-repeated="2"/>
          <table:table-cell table:number-columns-repeated="5"/>
          <table:table-cell table:style-name="ce6" table:number-columns-repeated="14"/>
        </table:table-row>
        <table:table-row table:style-name="ro1">
          <table:table-cell table:style-name="ce3" table:number-columns-repeated="5"/>
          <table:table-cell table:style-name="ce1" office:value-type="string" calcext:value-type="string">
            <text:p>TOTAL</text:p>
          </table:table-cell>
          <table:table-cell table:style-name="ce4" table:formula="of:=SUM([#REF!])" office:value-type="string" office:string-value="" calcext:value-type="error">
            <text:p>#REF!</text:p>
          </table:table-cell>
          <table:table-cell table:number-columns-repeated="5"/>
          <table:table-cell table:style-name="ce6" table:number-columns-repeated="14"/>
        </table:table-row>
        <table:table-row table:style-name="ro1" table:number-rows-repeated="472">
          <table:table-cell table:style-name="ce2" table:number-columns-repeated="6"/>
          <table:table-cell table:style-name="ce5"/>
          <table:table-cell table:number-columns-repeated="5"/>
          <table:table-cell table:style-name="ce6" table:number-columns-repeated="14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ABR 2023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BANDEIRA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4" office:value-type="string" calcext:value-type="string">
            <text:p>Soma de VALOR LÍQUIDO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96.96" calcext:value-type="currency">
            <text:p>R$ 396,9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7.52" calcext:value-type="currency">
            <text:p>R$ 337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0.71" calcext:value-type="currency">
            <text:p>R$ 200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5.08" calcext:value-type="currency">
            <text:p>R$ 145,0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2.81" calcext:value-type="currency">
            <text:p>R$ 142,8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6.57" calcext:value-type="currency">
            <text:p>R$ 136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5.18" calcext:value-type="currency">
            <text:p>R$ 115,1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4.18" calcext:value-type="currency">
            <text:p>R$ 104,1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3.47" calcext:value-type="currency">
            <text:p>R$ 93,4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8.12" calcext:value-type="currency">
            <text:p>R$ 78,1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5.38" calcext:value-type="currency">
            <text:p>R$ 65,3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.42" calcext:value-type="currency">
            <text:p>R$ 14,4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2.19" calcext:value-type="currency">
            <text:p>R$ 142,1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3.73" calcext:value-type="currency">
            <text:p>R$ 73,7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8.86" calcext:value-type="currency">
            <text:p>R$ 68,8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1.43" calcext:value-type="currency">
            <text:p>R$ 61,4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7.06" calcext:value-type="currency">
            <text:p>R$ 27,0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4.5" calcext:value-type="currency">
            <text:p>R$ 24,5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Ston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.57" calcext:value-type="currency">
            <text:p>R$ 17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-17.57" calcext:value-type="currency">
            <text:p>-R$ 17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Stone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-79" calcext:value-type="currency">
            <text:p>-R$ 79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0.95" calcext:value-type="currency">
            <text:p>R$ 70,9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1.85" calcext:value-type="currency">
            <text:p>R$ 51,8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9.2" calcext:value-type="currency">
            <text:p>R$ 49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2.14" calcext:value-type="currency">
            <text:p>R$ 22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71" calcext:value-type="currency">
            <text:p>R$ 19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28.44" calcext:value-type="currency">
            <text:p>R$ 528,4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25.84" calcext:value-type="currency">
            <text:p>R$ 525,8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10.58" calcext:value-type="currency">
            <text:p>R$ 410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48.59" calcext:value-type="currency">
            <text:p>R$ 348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01.01" calcext:value-type="currency">
            <text:p>R$ 301,0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8.9" calcext:value-type="currency">
            <text:p>R$ 268,9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07.65" calcext:value-type="currency">
            <text:p>R$ 207,6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9.58" calcext:value-type="currency">
            <text:p>R$ 189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7.76" calcext:value-type="currency">
            <text:p>R$ 177,7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6.71" calcext:value-type="currency">
            <text:p>R$ 156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6.49" calcext:value-type="currency">
            <text:p>R$ 156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3.05" calcext:value-type="currency">
            <text:p>R$ 143,0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6.04" calcext:value-type="currency">
            <text:p>R$ 116,0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8.54" calcext:value-type="currency">
            <text:p>R$ 108,5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2.28" calcext:value-type="currency">
            <text:p>R$ 92,2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.45" calcext:value-type="currency">
            <text:p>R$ 33,4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.52" calcext:value-type="currency">
            <text:p>R$ 23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.72" calcext:value-type="currency">
            <text:p>R$ 13,7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9.21" calcext:value-type="currency">
            <text:p>R$ 109,2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3.64" calcext:value-type="currency">
            <text:p>R$ 83,6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6.34" calcext:value-type="currency">
            <text:p>R$ 16,3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4.7" calcext:value-type="currency">
            <text:p>R$ 14,7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1.49" calcext:value-type="currency">
            <text:p>R$ 61,4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5.59" calcext:value-type="currency">
            <text:p>R$ 55,5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1.63" calcext:value-type="currency">
            <text:p>R$ 31,6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9.32" calcext:value-type="currency">
            <text:p>R$ 29,3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27.56" calcext:value-type="currency">
            <text:p>R$ 227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1.41" calcext:value-type="currency">
            <text:p>R$ 191,4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6.24" calcext:value-type="currency">
            <text:p>R$ 186,2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7.86" calcext:value-type="currency">
            <text:p>R$ 137,8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.72" calcext:value-type="currency">
            <text:p>R$ 13,7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AmericanExpress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3.75" calcext:value-type="currency">
            <text:p>R$ 103,7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5.85" calcext:value-type="currency">
            <text:p>R$ 95,8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3.05" calcext:value-type="currency">
            <text:p>R$ 73,0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6.37" calcext:value-type="currency">
            <text:p>R$ 66,3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.02" calcext:value-type="currency">
            <text:p>R$ 12,0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.76" calcext:value-type="currency">
            <text:p>R$ 11,7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29.45" calcext:value-type="currency">
            <text:p>R$ 229,4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3.15" calcext:value-type="currency">
            <text:p>R$ 183,1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38.14" calcext:value-type="currency">
            <text:p>R$ 138,1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28.3" calcext:value-type="currency">
            <text:p>R$ 128,3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5.95" calcext:value-type="currency">
            <text:p>R$ 95,9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0.35" calcext:value-type="currency">
            <text:p>R$ 70,3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9.97" calcext:value-type="currency">
            <text:p>R$ 69,9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5.08" calcext:value-type="currency">
            <text:p>R$ 65,0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1.43" calcext:value-type="currency">
            <text:p>R$ 51,4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.61" calcext:value-type="currency">
            <text:p>R$ 23,6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4.85" calcext:value-type="currency">
            <text:p>R$ 94,8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3.2" calcext:value-type="currency">
            <text:p>R$ 73,2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62" calcext:value-type="currency">
            <text:p>R$ 18,6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0.76" calcext:value-type="currency">
            <text:p>R$ 30,7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6.57" calcext:value-type="currency">
            <text:p>R$ 26,57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.52" calcext:value-type="currency">
            <text:p>R$ 23,5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1.82" calcext:value-type="currency">
            <text:p>R$ 51,8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9.68" calcext:value-type="currency">
            <text:p>R$ 19,6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69" calcext:value-type="currency">
            <text:p>R$ 18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67" calcext:value-type="currency">
            <text:p>R$ 767,0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34.31" calcext:value-type="currency">
            <text:p>R$ 634,3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448.95" calcext:value-type="currency">
            <text:p>R$ 448,9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22.11" calcext:value-type="currency">
            <text:p>R$ 322,1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5.02" calcext:value-type="currency">
            <text:p>R$ 255,0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36.02" calcext:value-type="currency">
            <text:p>R$ 236,0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8.71" calcext:value-type="currency">
            <text:p>R$ 178,7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4.69" calcext:value-type="currency">
            <text:p>R$ 174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56.12" calcext:value-type="currency">
            <text:p>R$ 156,1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0.46" calcext:value-type="currency">
            <text:p>R$ 110,4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8.19" calcext:value-type="currency">
            <text:p>R$ 98,1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2.65" calcext:value-type="currency">
            <text:p>R$ 82,6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3.36" calcext:value-type="currency">
            <text:p>R$ 63,3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1.65" calcext:value-type="currency">
            <text:p>R$ 21,65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8.69" calcext:value-type="currency">
            <text:p>R$ 18,69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89.53" calcext:value-type="currency">
            <text:p>R$ 89,5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79.8" calcext:value-type="currency">
            <text:p>R$ 79,80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25.38" calcext:value-type="currency">
            <text:p>R$ 25,3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69.58" calcext:value-type="currency">
            <text:p>R$ 69,58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3.74" calcext:value-type="currency">
            <text:p>R$ 53,7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2.64" calcext:value-type="currency">
            <text:p>R$ 52,64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11.06" calcext:value-type="currency">
            <text:p>R$ 111,0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04.56" calcext:value-type="currency">
            <text:p>R$ 104,5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1.91" calcext:value-type="currency">
            <text:p>R$ 51,91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173.22" calcext:value-type="currency">
            <text:p>R$ 173,22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6.16" calcext:value-type="currency">
            <text:p>R$ 96,1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93.26" calcext:value-type="currency">
            <text:p>R$ 93,26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Visa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53.13" calcext:value-type="currency">
            <text:p>R$ 53,13</text:p>
          </table:table-cell>
          <table:table-cell table:number-columns-repeated="5"/>
          <table:table-cell table:style-name="ce6" table:number-columns-repeated="14"/>
        </table:table-row>
        <table:table-row table:style-name="ro1">
          <table:table-cell table:style-name="ce2" office:value-type="string" calcext:value-type="string">
            <text:p>MasterCard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39.656.702/0001-63</text:p>
          </table:table-cell>
          <table:table-cell table:style-name="ce5" office:value-type="currency" office:currency="BRL" office:value="33.17" calcext:value-type="currency">
            <text:p>R$ 33,17</text:p>
          </table:table-cell>
          <table:table-cell table:number-columns-repeated="5"/>
          <table:table-cell table:style-name="ce6" table:number-columns-repeated="14"/>
        </table:table-row>
        <table:table-row table:style-name="ro1" table:number-rows-repeated="457">
          <table:table-cell table:style-name="ce2" table:number-columns-repeated="6"/>
          <table:table-cell table:style-name="ce5"/>
          <table:table-cell table:number-columns-repeated="5"/>
          <table:table-cell table:style-name="ce6" table:number-columns-repeated="14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currency-symbol>R$</number:currency-symbol>
      <number:number number:decimal-places="0" number:min-decimal-places="0" number:min-integer-digits="1" number:grouping="true"/>
    </number:currency-style>
    <number:date-style style:name="N119">
      <number:month number:style="long" number:textual="true"/>
      <number:text> </number:text>
      <number:year number:style="long"/>
    </number:date-style>
    <number:number-style style:name="N120">
      <number:text>$</number:text>
      <number:number number:decimal-places="0" number:min-decimal-places="0" number:min-integer-digits="1" number:grouping="true"/>
    </number:number-style>
    <number:percentage-style style:name="N121P0" style:volatile="true">
      <number:text>+</number:text>
      <number:number number:decimal-places="0" number:min-decimal-places="0" number:min-integer-digits="0"/>
      <number:text>%</number:text>
    </number:percentage-style>
    <number:percentage-style style:name="N121P1" style:volatile="true">
      <number:text>-</number:text>
      <number:number number:decimal-places="0" number:min-decimal-places="0" number:min-integer-digits="0"/>
      <number:text>%</number:text>
    </number:percentage-style>
    <number:percentage-style style:name="N121">
      <number:number number:decimal-places="0" number:min-decimal-places="0" number:min-integer-digits="1"/>
      <number:text>%</number:text>
      <style:map style:condition="value()&gt;0" style:apply-style-name="N121P0"/>
      <style:map style:condition="value()&lt;0" style:apply-style-name="N121P1"/>
    </number:percentage-style>
    <number:number-style style:name="N122P0" style:volatile="true">
      <number:text>+$</number:text>
      <number:number number:decimal-places="0" number:min-decimal-places="0" number:min-integer-digits="0"/>
    </number:number-style>
    <number:number-style style:name="N122P1" style:volatile="true">
      <number:text>-$</number:text>
      <number:number number:decimal-places="0" number:min-decimal-places="0" number:min-integer-digits="0"/>
    </number:number-style>
    <number:number-style style:name="N122">
      <number:text>$</number:text>
      <number:number number:decimal-places="0" number:min-decimal-places="0" number:min-integer-digits="1"/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/</number:text>
      <number:month number:style="long"/>
    </number:date-style>
    <number:date-style style:name="N124">
      <number:day number:style="long"/>
      <number:text>.</number:text>
      <number:month number:style="long"/>
    </number:date-style>
    <number:date-style style:name="N125">
      <number:day/>
      <number:text>.</number:text>
      <number:month/>
    </number:date-style>
    <number:date-style style:name="N126">
      <number:year number:style="long"/>
      <number:text>.</number:text>
      <number:month/>
    </number:date-style>
    <number:date-style style:name="N127">
      <number:day/>
      <number:text>/</number:text>
      <number:month/>
      <number:text>/</number:text>
      <number:year/>
    </number:date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year number:style="long"/>
      <number:text>.</number:text>
      <number:month number:style="long"/>
    </number:date-style>
    <number:currency-style style:name="N130">
      <number:currency-symbol number:language="pt" number:country="BR">R$ </number:currency-symbol>
      <number:number number:decimal-places="2" number:min-decimal-places="2" number:min-integer-digits="1" number:grouping="true"/>
    </number:currency-style>
    <number:currency-style style:name="N131">
      <number:currency-symbol>R$</number:currency-symbol>
      <number:number number:decimal-places="2" number:min-decimal-places="2" number:min-integer-digits="1" number:grouping="true"/>
    </number:currency-style>
    <number:number-style style:name="N132">
      <number:text>$</number:text>
      <number:number number:decimal-places="2" number:min-decimal-places="2" number:min-integer-digits="1" number:grouping="true"/>
    </number:number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7:46:51.242849546</meta:creation-date>
    <dc:date>2023-09-25T07:50:43.600118340</dc:date>
    <meta:editing-duration>PT3M53S</meta:editing-duration>
    <meta:editing-cycles>1</meta:editing-cycles>
    <meta:document-statistic meta:table-count="4" meta:cell-count="3709" meta:object-count="0"/>
    <meta:generator>LibreOffice/7.5.6.2$Linux_X86_64 LibreOffice_project/50$Build-2</meta:generator>
  </office:meta>
</office:document-meta>
</file>